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6362" officeooo:paragraph-rsid="001b6362"/>
    </style:style>
    <style:style style:name="P2" style:family="paragraph" style:parent-style-name="Standard">
      <style:text-properties officeooo:rsid="001c1d4f" officeooo:paragraph-rsid="001c1d4f"/>
    </style:style>
    <style:style style:name="P3" style:family="paragraph" style:parent-style-name="Standard">
      <style:text-properties officeooo:rsid="001cb156" officeooo:paragraph-rsid="001cb156"/>
    </style:style>
    <style:style style:name="P4" style:family="paragraph" style:parent-style-name="Standard">
      <style:text-properties officeooo:rsid="001db34c" officeooo:paragraph-rsid="001db34c"/>
    </style:style>
    <style:style style:name="P5" style:family="paragraph" style:parent-style-name="Standard">
      <style:text-properties officeooo:rsid="001ed103" officeooo:paragraph-rsid="001ed103"/>
    </style:style>
    <style:style style:name="P6" style:family="paragraph" style:parent-style-name="Standard">
      <style:text-properties officeooo:rsid="0021eefc" officeooo:paragraph-rsid="0021eefc"/>
    </style:style>
    <style:style style:name="P7" style:family="paragraph" style:parent-style-name="Standard">
      <style:text-properties officeooo:rsid="001c1d4f" officeooo:paragraph-rsid="002221d6"/>
    </style:style>
    <style:style style:name="T1" style:family="text">
      <style:text-properties officeooo:rsid="001c1d4f"/>
    </style:style>
    <style:style style:name="T2" style:family="text">
      <style:text-properties officeooo:rsid="001db34c"/>
    </style:style>
    <style:style style:name="T3" style:family="text">
      <style:text-properties officeooo:rsid="001fe1ab"/>
    </style:style>
    <style:style style:name="T4" style:family="text">
      <style:text-properties officeooo:rsid="002177fa"/>
    </style:style>
    <style:style style:name="T5" style:family="text">
      <style:text-properties officeooo:rsid="002191de"/>
    </style:style>
    <style:style style:name="T6" style:family="text">
      <style:text-properties officeooo:rsid="002221d6"/>
    </style:style>
    <style:style style:name="T7" style:family="text">
      <style:text-properties officeooo:rsid="002369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ositionspapier zu Gravi<text:span text:style-name="T1">mobilen</text:span></text:p>
      <text:p text:style-name="P6">by Oki Wan Ben0bi</text:p>
      <text:p text:style-name="P6">v1</text:p>
      <text:h text:style-name="Heading_20_1" text:outline-level="1">Was ist ein Gravi<text:span text:style-name="T1">mobil</text:span>?</text:h>
      <text:p text:style-name="P7">Gravimobil setzt sich aus den zwei Worten Gravitation und Mobil zusammen.</text:p>
      <text:p text:style-name="P7"><text:span text:style-name="T6">Es</text:span> ist die logische Weiterentwicklung des Automobils.</text:p>
      <text:p text:style-name="P2"/>
      <text:p text:style-name="P1">Ein Gravi ist das, was du dir unter einem klassischen UFO – einer fliegenden Untertasse – vorstellst. Doch nur von der Technologie her. Theoretisch wäre es sehr einfach möglich, normale Autos mit dieser Technologie aufzurüsten.</text:p>
      <text:p text:style-name="P1"/>
      <text:p text:style-name="P7">Die Gravitationstechnologie kann desweiteren auch zur Stromproduktion genutzt werden.</text:p>
      <text:p text:style-name="P7">Der Antrieb des Gravis liefert sich seine eigene Energie. Zumindest theoretisch.</text:p>
      <text:p text:style-name="P1"/>
      <text:p text:style-name="P2">Zu den technischen Theorien und Fakten wird weiter unten Stellung genommen.</text:p>
      <text:p text:style-name="P2"/>
      <text:p text:style-name="P3">Im Film „Zurück in die Zukunft II“ sehen wir Gravis in einer sehr realistischen Form: Alte Autos mit einem Anbau, der sie flugfähig macht. Der Film spielt im Jahr 2015. Es wird also höchste Zeit.</text:p>
      <text:p text:style-name="P3"/>
      <text:p text:style-name="P4">Als Gravi wird hier sowohl das komplette Gravimobil sowie auch der einzelne Gravitationsgenerator bezeichnet. Zur Information.</text:p>
      <text:h text:style-name="Heading_20_1" text:outline-level="1">Ökologischer Reset</text:h>
      <text:p text:style-name="P2">Die Gravitationstechnologie ermöglicht es der Menschheit, ihren ökologischen Fussabdruck von absolut negativ zu äusserst positiv umzuwandeln durch folgende Massnahmen und Tatsachen:</text:p>
      <text:p text:style-name="P2"/>
      <text:p text:style-name="P2">1. Strassen sind nicht mehr nötig. Die alten Strassen können nach und nach renaturiert werden.</text:p>
      <text:p text:style-name="P7">2. Es müssen keine Häuser mehr gebaut werden. Die Gravis können so gross sein, wie es gewünscht wird. Vom kleinen Einsitzer Yavin-4-Speedjagdgravi ;) bis zum mehrstöckigen Palast mit 100x100m Grundfläche. Warum sollte man noch ein immobiles, <text:span text:style-name="T6">von externen Quellen abhängiges</text:span> Haus bauen wollen, wenn man dasselbe auch fliegend und <text:span text:style-name="T6">vollkommen </text:span>autonom haben kann?</text:p>
      <text:p text:style-name="P7">Du kannst ja landen und eine Weile dort bleiben, wenn du immobil sein willst.</text:p>
      <text:p text:style-name="P2">3. Bestehende Häuser können durch Gravistrom betrieben werden. Grosskraftwerke jedwelcher Art erübrigen sich und können umgenutzt oder abgerissen werden.</text:p>
      <text:p text:style-name="P2">4. Jegliche Industrie kann unter die Erde oder in den Orbit verlegt werden. Das erstere könnte man schon jetzt machen aber….schekel schekel und so...</text:p>
      <text:p text:style-name="P3">5. Das Transportwesen wird revolutioniert: Die schwersten Dinge kann man nun einfach vor sich hin schweben lassen….ein Mensch reicht, um einen Öltanker um 200m zu verlegen… ;)</text:p>
      <text:p text:style-name="P2"/>
      <text:p text:style-name="P2">Und schon haben wir nur noch Natur auf Mutter Erde, so wie es sein sollte. Und pflanzt verdammtnochmal FRUCHTbäume, überall, diese nicht essbaren Bäume bringens nicht wirklich….</text:p>
      <text:h text:style-name="Heading_20_1" text:outline-level="1">Technische Aspekte</text:h>
      <text:p text:style-name="P2"/>
      <text:p text:style-name="P2">Alles folgende ist nur logisches Zusammensetzen der gesammelten Informationen, ich gebe keine Gewähr auf gar nichts.</text:p>
      <text:p text:style-name="P2"><text:soft-page-break/></text:p>
      <text:p text:style-name="P2">Ein Gravitationsantrieb ist nichts anderes als etwas, dass sich sehr, sehr schnell um die eigene Achse dreht. Also nichts anderes als ein Hubschrauber, nur mit ein bisschen anders angeordneten Rotoren und die Gravitation statt die Luft beeinflussend. <text:span text:style-name="T2">Es gab angeblich Versuche mit Fluiden und elektrischen-Flussrotoren (nicht beweglich)….ich kann da nichts genaues dazu sagen.</text:span></text:p>
      <text:p text:style-name="P2"/>
      <text:p text:style-name="P2">Wenn sich das Ding erst mal schnell genug dreht, wird durch die Energieverwirbelungen ein Energiewirbelsturm über und unter dem Gerät erstellt. Dieser Vortex generiert seine eigene Gravitation, weshalb die Insassen eines (richtig ausgerichteten) Gravis keine G-Kräfte von aussen aushalten müssen. Darum können UFOs auf der Stelle abdrehen ohne Geschwindigkeitsverlust.</text:p>
      <text:p text:style-name="P2"/>
      <text:p text:style-name="P4">ACHTUNG: Die Leute in diesem Vortex könnten geschädigt werden. Es gab Versionen, wo die Leute eine Art Raumanzug an haben mussten. Das muss man noch evaluieren, wie das funzt...</text:p>
      <text:p text:style-name="P2"/>
      <text:p text:style-name="P2">Nun muss nur noch ein weiterer Gravi-Generator irgendwo platziert werden, welcher das ganze Gefährt mit seiner Eigengravitation in eine bestimmte Richtung zieht.</text:p>
      <text:p text:style-name="P2"/>
      <text:p text:style-name="P2">Das ist der Grund, warum die frühen Haunebus(?Diese?) unten drei Kuppeln haben <text:s/>- das sind die Steuergravis. Dieser Typ kann nur in einem jeweils 60 Grad Winkel „abdrehen“.</text:p>
      <text:p text:style-name="P2"/>
      <text:p text:style-name="P3">Durch die erschaffene Eigengravitation wird der Rotationskörper angeblich völlig schwerelos und beschleunigt sich durch seine <text:span text:style-name="T2">eigene </text:span>Schwungmasse immer weiter. Um das Ding unter Kontrolle zu halten, muss stetig abgebremst werden. Und aus dieser Bremsenergie kann man nun Strom gewinnen.</text:p>
      <text:h text:style-name="Heading_20_1" text:outline-level="1">Sensorik</text:h>
      <text:p text:style-name="P3">Da Gravis fliegen, muss man sie so <text:span text:style-name="T2">a</text:span>bsturzsicher wie möglich bauen.</text:p>
      <text:p text:style-name="P3">Jedes Gravi muss mit Gravis in der Nähe kommunizieren können, um die Flugrichtungen automagisch anzupassen. Desweiteren muss jedes Gravi auch die Umgebung visuell erkennen können, um die Flugrichtung an andere, nicht sensorierte Flugkörper anzupassen.</text:p>
      <text:p text:style-name="P3"/>
      <text:p text:style-name="P3">Der Steuercomputer muss mindestens drei mal redundant und gegenseitig synchronisierend vorhanden sein. Desweiteren muss die gesamte Steuerung (der Rotationskörper) auch komplett mechanisch erfolgen können, ohne Strom. (zB. Hydraulisch)</text:p>
      <text:p text:style-name="P3"/>
      <text:p text:style-name="P3">Dies gilt für jegliche Gravis, egal welcher Grösse.</text:p>
      <text:p text:style-name="P3"/>
      <text:p text:style-name="P3">Selbst fliegen muss möglich sein, da dies Spass zu machen scheint. :) Auch hier muss jedoch die Flugrichtung durch die Sensorik überprüft und angepasst werden. Gravis kommen im Idealstfall bis auf knapp Lichtgeschwindigkeit, das muss schnell gehen…</text:p>
      <text:p text:style-name="P3"/>
      <text:p text:style-name="P3">Gravis kommen im Idealstfall bis auf knapp Lichtgeschwindigkeit, das heisst, sie sind nicht brauchbar für interstellare Reisen. Reisen im eigenen Sonnensystem sind jedoch sehr wohl in einer angenehmen Zeit möglich.</text:p>
      <text:p text:style-name="P3"/>
      <text:h text:style-name="Heading_20_1" text:outline-level="1">Autos aufrüsten</text:h>
      <text:p text:style-name="P4">Wir nehmen nun mal an, wir können Gravis in der Grösse und etwa der Form eines Autoreifens bauen. Wir nehmen auch an, dass wir ein altes Auto zum Aufrüsten haben.</text:p>
      <text:p text:style-name="P4"/>
      <text:p text:style-name="P4"><text:soft-page-break/>Bei diesem nehmen wir nun die Räder ab und mechen die Gravis an die Achsen, so dass alle Gravis in einem 45 Grad Winkel zur Seite und nach vorne bzw. hinten abstehen.</text:p>
      <text:p text:style-name="P4">Wenn nun alle Gravis gleich schnell laufen, sollte das Auto auf den oben genannten Vortexen stehen bzw. schweben.</text:p>
      <text:p text:style-name="P4"/>
      <text:p text:style-name="P4">Die hinteren zwei Gravis werden mit dem Gaspedal so verbunden, dass sie sich von 45 Grad bis etwa 50 Grad bewegen können nach hinten oben. <text:s/>/ → | <text:s/>…</text:p>
      <text:p text:style-name="P4"/>
      <text:p text:style-name="P5">So kann ma<text:span text:style-name="T3">n sich nach vorne bewegen</text:span>.</text:p>
      <text:p text:style-name="P4"/>
      <text:p text:style-name="P4">Die vorderen zwei Gravis werden mit der Steuerachse UMGEKEHRT verbunden. Wenn man das Lenkrad nach rechts dreht, muss sich das Rad nach links bewegen. Damit stellt man das eine Gravi <text:span text:style-name="T3">horizontaler</text:span> zum Fahrzeug und das andere <text:span text:style-name="T3">vertikaler</text:span>. <text:span text:style-name="T3">(Von oben gesehen) </text:span>Das <text:span text:style-name="T3">vertikale</text:span> Gravi drückt nun an der Seite des Fahrzeugs <text:span text:style-name="T3">nach rechts, </text:span>während das <text:span text:style-name="T3">horizontale</text:span> das Fahrzeug auf der <text:span text:style-name="T3">rechten</text:span> Seite ein bisschen nach hinten drückt. Somit ist eine Rechtskurve möglich. Dasselbe natürlich umgekehrt für eine Linkskurve.</text:p>
      <text:p text:style-name="P4"/>
      <text:p text:style-name="P4">Rechtskurve, ich drehe das Lenkrad nach rechts, also bewegt sich die vordere Achse nach links:</text:p>
      <text:p text:style-name="P4"/>
      <text:p text:style-name="P4">/ A \ <text:s/>→ | A – </text:p>
      <text:p text:style-name="P4"/>
      <text:p text:style-name="P4">Der vertikale Strich drückt nun das Gravi nach rechts, wie man sieht. Der horizontale Strich drückt das Gravi rechts noch ein bisschen nach hinten, was die Lenkleistung erhöht.</text:p>
      <text:p text:style-name="P4"/>
      <text:p text:style-name="P4">Nun reissen wir den Motor raus und überhaupt alles überflüssige. Das kann man dann als Kofferraum benutzen. Oder für was anderes.</text:p>
      <text:p text:style-name="P4"/>
      <text:p text:style-name="P4">Fertig.</text:p>
      <text:p text:style-name="P4"/>
      <text:p text:style-name="P5">Wie du siehst, wurde <text:span text:style-name="T4">(extern des Antriebs) </text:span>alles mechanisch gelöst. Es ist theoretisch kein Computer nötig. <text:span text:style-name="T5">Theoretisch. Das ist eh alles Theorie….</text:span></text:p>
      <text:p text:style-name="P4"/>
      <text:p text:style-name="P4">:)</text:p>
      <text:p text:style-name="P4"/>
      <text:p text:style-name="P4">Viel Spass beim Bastel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3T17:35:27.555546069</meta:creation-date>
    <dc:date>2018-02-24T06:50:27.029074031</dc:date>
    <meta:editing-duration>PT50M6S</meta:editing-duration>
    <meta:editing-cycles>8</meta:editing-cycles>
    <meta:generator>LibreOffice/5.1.6.2$Linux_X86_64 LibreOffice_project/10m0$Build-2</meta:generator>
    <meta:document-statistic meta:table-count="0" meta:image-count="0" meta:object-count="0" meta:page-count="3" meta:paragraph-count="51" meta:word-count="1027" meta:character-count="6855" meta:non-whitespace-character-count="5871"/>
  </office:meta>
</office:document-meta>
</file>